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∥</mo>
        <mrow>
          <msub>
            <mo stretchy="false">α</mo>
            <mi>m</mi>
          </msub>
          <mrow>
            <mi/>
            <mo stretchy="false">−</mo>
            <mi/>
          </mrow>
          <mo stretchy="false">ψ</mo>
        </mrow>
        <mo stretchy="false">∥</mo>
      </mrow>
      <mrow>
        <mi/>
        <mo stretchy="false">&lt;</mo>
        <mi/>
      </mrow>
      <mo stretchy="false">ε</mo>
    </mrow>
    <annotation encoding="StarMath 5.0">ldline %ialpha _m `-` %ipsi rdline `&lt;` %ivarepsilo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1:33:14.096000000</meta:creation-date>
    <meta:generator>LibreOffice/4.1.4.2$Windows_x86 LibreOffice_project/0a0440ccc0227ad9829de5f46be37cfb6edcf72</meta:generator>
  </office:meta>
</office:document-meta>
</file>